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HUILLCA GONZALES, MARIA ELENA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PEM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HUILLCA GONZALES, MARIA ELENA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24282929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01/10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30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49</text:p>
          </table:table-cell>
          <table:table-cell table:style-name="Tableau1.A2" office:value-type="string">
            <text:p text:style-name="P14">23</text:p>
          </table:table-cell>
          <table:table-cell table:style-name="Tableau1.D2" office:value-type="string">
            <text:p text:style-name="P13">1127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127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23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571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30T18:26:34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